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Virginia Tech (2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1-1)</text:p>
          </table:table-cell>
          <table:table-cell office:value-type="string">
            <text:p>16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irginia Tech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5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.70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9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13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.040</text:p>
          </table:table-cell>
        </table:table-row>
      </table:table>
      <table:table table:name="Sheet 2">
        <table:table-row>
          <table:table-cell office:value-type="string">
            <text:p>Virginia Tech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aity Smith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ara Cunningham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Jaila Tolbert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Carol Raffet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tacey Christy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3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lex Tob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Rhegan Mitchell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Mandy Powers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ster Talamazzi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Kelly Esch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Rhana Mitch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Abby McKinzi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ai Young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12</text:p>
          </table:table-cell>
          <table:table-cell office:value-type="string">
            <text:p>82</text:p>
          </table:table-cell>
          <table:table-cell office:value-type="string">
            <text:p>.402</text:p>
          </table:table-cell>
          <table:table-cell office:value-type="string">
            <text:p>40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0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-.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69</text:p>
          </table:table-cell>
          <table:table-cell office:value-type="string">
            <text:p>.116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